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Databases</text:p>
      <text:p text:style-name="P1"/>
      <text:p text:style-name="P2"/>
      <text:p text:style-name="P2">Buyer</text:p>
      <text:p text:style-name="P2"><text:tab/>Buyer_ID</text:p>
      <text:p text:style-name="P2"><text:tab/>First_Name</text:p>
      <text:p text:style-name="P2"><text:tab/>Last_Name</text:p>
      <text:p text:style-name="P2"><text:tab/>Phone</text:p>
      <text:p text:style-name="P2"><text:tab/>Address</text:p>
      <text:p text:style-name="P2"><text:tab/>Email</text:p>
      <text:p text:style-name="P2">Seller</text:p>
      <text:p text:style-name="P2"><text:tab/>Seller_ID</text:p>
      <text:p text:style-name="P2"><text:tab/>First_Name</text:p>
      <text:p text:style-name="P2"><text:tab/>Last_Name</text:p>
      <text:p text:style-name="P2"><text:tab/>Phone</text:p>
      <text:p text:style-name="P2"><text:tab/>Address</text:p>
      <text:p text:style-name="P2"><text:tab/>Email</text:p>
      <text:p text:style-name="P2">Member</text:p>
      <text:p text:style-name="P2"><text:tab/>Member_ID</text:p>
      <text:p text:style-name="P2"><text:tab/>First_Name</text:p>
      <text:p text:style-name="P2"><text:tab/>Last_Name</text:p>
      <text:p text:style-name="P2"><text:tab/>Phone</text:p>
      <text:p text:style-name="P2"><text:tab/>Address</text:p>
      <text:p text:style-name="P2"><text:tab/>Email</text:p>
      <text:p text:style-name="P2">Home</text:p>
      <text:p text:style-name="P2"><text:tab/>Home_ID</text:p>
      <text:p text:style-name="P2"><text:tab/>Address</text:p>
      <text:p text:style-name="P2"><text:tab/><text:tab/>Street</text:p>
      <text:p text:style-name="P2"><text:tab/><text:tab/>City</text:p>
      <text:p text:style-name="P2"><text:tab/><text:tab/>State</text:p>
      <text:p text:style-name="P2"><text:tab/><text:tab/>Zip</text:p>
      <text:p text:style-name="P2"><text:tab/><text:tab/>County</text:p>
      <text:p text:style-name="P2"><text:tab/>Beds</text:p>
      <text:p text:style-name="P2"><text:tab/>Baths</text:p>
      <text:p text:style-name="P2"><text:tab/>Total_Rooms</text:p>
      <text:p text:style-name="P2"><text:tab/>Square_F</text:p>
      <text:p text:style-name="P2"><text:tab/>Stories</text:p>
      <text:p text:style-name="P2"><text:tab/>HOA_Fees</text:p>
      <text:p text:style-name="P2"><text:tab/>Housing_Type</text:p>
      <text:p text:style-name="P2"><text:tab/>Revit_Area</text:p>
      <text:p text:style-name="P2"><text:tab/>Year_Built</text:p>
      <text:p text:style-name="P2"/>
      <text:p text:style-name="P2"/>
      <text:p text:style-name="P2"><text:tab/></text:p>
      <text:p text:style-name="P2">Admins(*)</text:p>
      <text:p text:style-name="P2"><text:tab/>List_ID</text:p>
      <text:p text:style-name="P2"><text:tab/>Current_Bid</text:p>
      <text:p text:style-name="P2"><text:soft-page-break/>Images</text:p>
      <text:p text:style-name="P2"/>
      <text:p text:style-name="P2">Bids</text:p>
      <text:p text:style-name="P2"><text:tab/>Buyer_ID</text:p>
      <text:p text:style-name="P2"><text:tab/>Home_ID</text:p>
      <text:p text:style-name="P2"><text:tab/>Bid_Amount</text:p>
      <text:p text:style-name="P2"><text:tab/>Bid_Date</text:p>
      <text:p text:style-name="P2"><text:tab/>Bid_Accepted</text:p>
      <text:p text:style-name="P2"/>
      <text:p text:style-name="P2">Sales</text:p>
      <text:p text:style-name="P2"><text:tab/>Pending</text:p>
      <text:p text:style-name="P2"><text:tab/>Comple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21T15:40:31.92</meta:creation-date>
    <meta:document-statistic meta:table-count="0" meta:image-count="0" meta:object-count="0" meta:page-count="2" meta:paragraph-count="53" meta:word-count="52" meta:character-count="429"/>
    <dc:date>2016-05-21T16:38:04.91</dc:date>
    <meta:editing-duration>PT4M16S</meta:editing-duration>
    <meta:editing-cycles>1</meta:editing-cycles>
    <meta:generator>OpenOffice/4.1.2$Win32 OpenOffice.org_project/412m3$Build-9782</meta:generator>
  </office:meta>
</office:document-meta>
</file>